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7-9 <text:s/>Cooldown: .5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. Catch the boomerang on the way back to reset <text:s text:c="2"/>the cooldown.</text:p>
      <text:p text:style-name="P4"><text:s text:c="23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22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Life Leech: (unlockable)</text:p>
      <text:p text:style-name="P8"><text:s text:c="2"/>+1 life leech per hit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Steroid Potions </text:p>
      <text:p text:style-name="P8"><text:s text:c="2"/>-Using a potion resets all cooldowns</text:p>
      <text:p text:style-name="P8"><text:s text:c="2"/>Points: 1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CC reduction </text:p>
      <text:p text:style-name="P8"><text:s text:c="2"/>+20% CC Reduction</text:p>
      <text:p text:style-name="P8"><text:s text:c="2"/>Points: 3</text:p>
      <text:p text:style-name="P8"/>
      <text:p text:style-name="P8">Jetpack (unlockable)</text:p>
      <text:p text:style-name="P8"><text:s text:c="2"/>-Gives you a jetpack you can fire to hover in place</text:p>
      <text:p text:style-name="P8"><text:s text:c="2"/>Points: 1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9H57M35S</meta:editing-duration>
    <meta:editing-cycles>67</meta:editing-cycles>
    <meta:generator>OpenOffice.org/3.4.1$Win32 OpenOffice.org_project/341m1$Build-9593</meta:generator>
    <dc:date>2014-12-16T21:37:44.46</dc:date>
    <meta:document-statistic meta:table-count="0" meta:image-count="0" meta:object-count="0" meta:page-count="4" meta:paragraph-count="114" meta:word-count="582" meta:character-count="4133"/>
    <meta:user-defined meta:name="Info 1"/>
    <meta:user-defined meta:name="Info 2"/>
    <meta:user-defined meta:name="Info 3"/>
    <meta:user-defined meta:name="Info 4"/>
  </office:meta>
</office:document-meta>
</file>